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Template utilizado</text:p>
      <text:p text:style-name="Standard">Modern bootstrap HTML template</text:p>
      <text:p text:style-name="Standard"><text:a xlink:type="simple" xlink:href="http://designscrazed.org/free-responsive-html5-css3-templates/">http://designscrazed.org/free-responsive-html5-css3-templates/</text:a></text:p>
      <text:p text:style-name="Standard"/>
      <text:p text:style-name="Standard">Grid</text:p>
      <text:p text:style-name="Standard">http://datatables.net/</text:p>
      <text:p text:style-name="Standard"/>
      <text:p text:style-name="Standard">upload files</text:p>
      <text:p text:style-name="Standard"><text:a xlink:type="simple" xlink:href="http://www.abeautifulsite.net/whipping-file-inputs-into-shape-with-bootstrap-3/">http://www.abeautifulsite.net/whipping-file-inputs-into-shape-with-bootstrap-3/</text:a></text:p>
      <text:p text:style-name="Standard"/>
      <text:p text:style-name="Standard">php.ini</text:p>
      <text:p text:style-name="Standard">upload_max_filesize = 100M</text:p>
      <text:p text:style-name="Standard">post_max_size = 100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Source Han Sans CN Normal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loext:contextual-spacing="false" fo:margin-top="0.247cm" fo:margin-bottom="0.212cm"/>
      <style:text-properties fo:color="#808080" style:font-name="Liberation Serif" fo:font-size="14pt" fo:font-weight="bold" style:font-name-asian="Source Han Sans CN Normal" style:font-size-asian="14pt" style:font-weight-asian="bold" style:font-name-complex="Lohit Devanagari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17:02:58.557136082</meta:creation-date>
    <dc:date>2015-08-18T22:55:30.45</dc:date>
    <meta:editing-duration>PT37M12S</meta:editing-duration>
    <meta:editing-cycles>4</meta:editing-cycles>
    <meta:generator>OpenOffice/4.0.0$Win32 OpenOffice.org_project/400m3$Build-9702</meta:generator>
    <dc:creator>isai baca</dc:creator>
    <meta:document-statistic meta:table-count="0" meta:image-count="0" meta:object-count="0" meta:page-count="1" meta:paragraph-count="10" meta:word-count="19" meta:character-count="280"/>
  </office:meta>
</office:document-meta>
</file>